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8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2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15712" calcext:value-type="float">
            <text:p>4.3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4584" calcext:value-type="float">
            <text:p>4.3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20993103448" calcext:value-type="float">
            <text:p>4.39920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02457142857" calcext:value-type="float">
            <text:p>4.4420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50234482759" calcext:value-type="float">
            <text:p>4.51850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78151724138" calcext:value-type="float">
            <text:p>4.33478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7116" calcext:value-type="float">
            <text:p>4.3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712413793103" calcext:value-type="float">
            <text:p>4.31712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8724" calcext:value-type="float">
            <text:p>4.2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92551724138" calcext:value-type="float">
            <text:p>4.34392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528" calcext:value-type="float">
            <text:p>4.3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4976" calcext:value-type="float">
            <text:p>4.31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92929032258" calcext:value-type="float">
            <text:p>4.2889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79976" calcext:value-type="float">
            <text:p>4.2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51122580645" calcext:value-type="float">
            <text:p>4.2255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9376" calcext:value-type="float">
            <text:p>4.40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06503225807" calcext:value-type="float">
            <text:p>4.4040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83716129032" calcext:value-type="float">
            <text:p>4.3998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74512" calcext:value-type="float">
            <text:p>4.39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72387096774" calcext:value-type="float">
            <text:p>4.3537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64048" calcext:value-type="float">
            <text:p>4.35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59329032258" calcext:value-type="float">
            <text:p>4.2675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54296774194" calcext:value-type="float">
            <text:p>4.2705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31251612903" calcext:value-type="float">
            <text:p>4.442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1536" calcext:value-type="float">
            <text:p>4.3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02116129032" calcext:value-type="float">
            <text:p>4.3480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4872" calcext:value-type="float">
            <text:p>4.55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01006451613" calcext:value-type="float">
            <text:p>4.8000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0624516129" calcext:value-type="float">
            <text:p>4.961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68432" calcext:value-type="float">
            <text:p>4.86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74967741936" calcext:value-type="float">
            <text:p>4.8797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53135483871" calcext:value-type="float">
            <text:p>4.905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59587096774" calcext:value-type="float">
            <text:p>4.8535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40567741935" calcext:value-type="float">
            <text:p>4.7944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6992" calcext:value-type="float">
            <text:p>4.73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41909677419" calcext:value-type="float">
            <text:p>4.7174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1288" calcext:value-type="float">
            <text:p>4.81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132309677419" calcext:value-type="float">
            <text:p>4.7113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511148387097" calcext:value-type="float">
            <text:p>4.6651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1264" calcext:value-type="float">
            <text:p>4.7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0704516129" calcext:value-type="float">
            <text:p>4.644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5304" calcext:value-type="float">
            <text:p>4.67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67819354839" calcext:value-type="float">
            <text:p>4.7256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11657142857" calcext:value-type="float">
            <text:p>4.7971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571277419355" calcext:value-type="float">
            <text:p>4.8057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89744516129" calcext:value-type="float">
            <text:p>5.018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67768" calcext:value-type="float">
            <text:p>5.04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55561290323" calcext:value-type="float">
            <text:p>5.0845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6712" calcext:value-type="float">
            <text:p>5.1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324825806452" calcext:value-type="float">
            <text:p>5.2432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6184" calcext:value-type="float">
            <text:p>5.2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87775483871" calcext:value-type="float">
            <text:p>5.188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80872" calcext:value-type="float">
            <text:p>5.16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092335483871" calcext:value-type="float">
            <text:p>5.1509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668937931035" calcext:value-type="float">
            <text:p>5.22668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07070967742" calcext:value-type="float">
            <text:p>5.2360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188877419355" calcext:value-type="float">
            <text:p>5.4518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3288" calcext:value-type="float">
            <text:p>5.5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60567741935" calcext:value-type="float">
            <text:p>5.6326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31152" calcext:value-type="float">
            <text:p>5.77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44567741936" calcext:value-type="float">
            <text:p>5.8764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476283870968" calcext:value-type="float">
            <text:p>5.7347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2656" calcext:value-type="float">
            <text:p>5.6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05393548387" calcext:value-type="float">
            <text:p>5.6180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2416" calcext:value-type="float">
            <text:p>5.56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417316129032" calcext:value-type="float">
            <text:p>5.564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11535483871" calcext:value-type="float">
            <text:p>5.5441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82941935484" calcext:value-type="float">
            <text:p>5.308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2376" calcext:value-type="float">
            <text:p>5.27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95432258065" calcext:value-type="float">
            <text:p>5.3249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65424" calcext:value-type="float">
            <text:p>5.4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666038709677" calcext:value-type="float">
            <text:p>5.4066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24929032258" calcext:value-type="float">
            <text:p>5.3252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8488" calcext:value-type="float">
            <text:p>5.24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155948387097" calcext:value-type="float">
            <text:p>5.2015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3944" calcext:value-type="float">
            <text:p>5.11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01935483871" calcext:value-type="float">
            <text:p>5.157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7028" calcext:value-type="float">
            <text:p>5.1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976670967742" calcext:value-type="float">
            <text:p>5.0897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024696774194" calcext:value-type="float">
            <text:p>4.9502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5136" calcext:value-type="float">
            <text:p>4.9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850606451613" calcext:value-type="float">
            <text:p>4.9585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1656" calcext:value-type="float">
            <text:p>5.1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25775483871" calcext:value-type="float">
            <text:p>5.112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88524137931" calcext:value-type="float">
            <text:p>4.99388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439380645161" calcext:value-type="float">
            <text:p>4.9943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6712" calcext:value-type="float">
            <text:p>5.01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543458064516" calcext:value-type="float">
            <text:p>5.185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1318" calcext:value-type="float">
            <text:p>5.21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66348387097" calcext:value-type="float">
            <text:p>5.2716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989935483871" calcext:value-type="float">
            <text:p>5.339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6512" calcext:value-type="float">
            <text:p>5.3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865574193548" calcext:value-type="float">
            <text:p>5.4186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1144" calcext:value-type="float">
            <text:p>5.53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590838709677" calcext:value-type="float">
            <text:p>5.4859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76129032258" calcext:value-type="float">
            <text:p>5.611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38368" calcext:value-type="float">
            <text:p>5.65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80516129032" calcext:value-type="float">
            <text:p>5.286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24104" calcext:value-type="float">
            <text:p>5.1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19638709677" calcext:value-type="float">
            <text:p>5.1231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018924137931" calcext:value-type="float">
            <text:p>5.14018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357238709677" calcext:value-type="float">
            <text:p>5.0835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969187096774" calcext:value-type="float">
            <text:p>4.8596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4616" calcext:value-type="float">
            <text:p>4.78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91135483871" calcext:value-type="float">
            <text:p>4.829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7488" calcext:value-type="float">
            <text:p>4.94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74425806452" calcext:value-type="float">
            <text:p>5.0207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731458064516" calcext:value-type="float">
            <text:p>4.9873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4848" calcext:value-type="float">
            <text:p>4.74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341677419355" calcext:value-type="float">
            <text:p>4.7234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2368" calcext:value-type="float">
            <text:p>4.66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71690322581" calcext:value-type="float">
            <text:p>4.752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100085714286" calcext:value-type="float">
            <text:p>4.8510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495509677419" calcext:value-type="float">
            <text:p>4.814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321462068966" calcext:value-type="float">
            <text:p>4.67321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014" calcext:value-type="float">
            <text:p>4.68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8284137931" calcext:value-type="float">
            <text:p>4.78882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28628571429" calcext:value-type="float">
            <text:p>4.7942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77379310345" calcext:value-type="float">
            <text:p>4.82477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367771428571" calcext:value-type="float">
            <text:p>4.8236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45333333333" calcext:value-type="float">
            <text:p>4.8124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935776" calcext:value-type="float">
            <text:p>4.88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039288888889" calcext:value-type="float">
            <text:p>4.78039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7458" calcext:value-type="float">
            <text:p>4.807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2604" calcext:value-type="float">
            <text:p>4.8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718089291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282933333333" calcext:value-type="float">
            <text:p>4.77282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02" meta:object-count="0"/>
    <meta:user-defined meta:name="AppVersion">3.0</meta:user-defined>
  </office:meta>
</office:document-meta>
</file>